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A1" style:family="table-cell">
      <style:table-cell-properties fo:border="none"/>
    </style:style>
  </office:automatic-styles>
  <office:body>
    <office:text>
      <text:h text:style-name="Heading_20_1" text:outline-level="1">関西LibreOffice勉強会とは</text:h>
      <text:p text:style-name="First_20_paragraph">関西在住のLibreOfficeユーザーが集まり、ユーザー同士での交流やノウハウ共有を目的として、勉強会を開催しています。 LibreOfficeを使っている方、これから使おうと思っている方、興味をお持ちの方、プロジェクトで活動されている方、ちょっと参加してみようと思われたは、奮ってご参加ください。</text:p>
      <text:h text:style-name="Heading_20_1" text:outline-level="1">イベント概要</text:h>
      <text:list text:style-name="L1">
        <text:list-item>
          <text:p text:style-name="P1">日時：2017年4月29日(土) 13:00～17:30</text:p>
        </text:list-item>
        <text:list-item>
          <text:p text:style-name="P1">場所：住友電工情報システム（株）<text:line-break/>大阪市淀川区宮原3-4-30（ニッセイ新大阪ビル5階）セミナールーム<text:line-break/><text:a xlink:type="simple" xlink:href="http://www.sei-info.co.jp/company/company_map.html" office:name=""><text:span text:style-name="Definition">http://www.sei-info.co.jp/company/company_map.html</text:span></text:a></text:p>
        </text:list-item>
        <text:list-item>
          <text:p text:style-name="P1">参加費：無料</text:p>
        </text:list-item>
        <text:list-item>
          <text:p text:style-name="P1">主催：関西LibreOffice勉強会実行委員会</text:p>
        </text:list-item>
      </text:list>
      <text:h text:style-name="Heading_20_1" text:outline-level="1">アジェンダ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時間</text:p>
            </table:table-cell>
            <table:table-cell table:style-name="Table1.A1" office:value-type="string">
              <text:p text:style-name="Table_20_Heading">内容</text:p>
            </table:table-cell>
            <table:table-cell table:style-name="Table1.A1" office:value-type="string">
              <text:p text:style-name="Table_20_Heading">発表者</text:p>
            </table:table-cell>
          </table:table-row>
        </table:table-header-rows>
        <table:table-row>
          <table:table-cell table:style-name="Table1.A1" office:value-type="string">
            <text:p text:style-name="Table_20_Contents">12:45</text:p>
          </table:table-cell>
          <table:table-cell table:style-name="Table1.A1" office:value-type="string">
            <text:p text:style-name="Table_20_Contents">受付開始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3:00-13:05</text:p>
          </table:table-cell>
          <table:table-cell table:style-name="Table1.A1" office:value-type="string">
            <text:p text:style-name="Table_20_Contents">前説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3:05-13:20</text:p>
          </table:table-cell>
          <table:table-cell table:style-name="Table1.A1" office:value-type="string">
            <text:p text:style-name="Table_20_Contents">参加者自己紹介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3:20-14:20</text:p>
          </table:table-cell>
          <table:table-cell table:style-name="Table1.A1" office:value-type="string">
            <text:p text:style-name="Table_20_Contents">書式の自由が社会を変える―LibreOfficeとPandocができること</text:p>
          </table:table-cell>
          <table:table-cell table:style-name="Table1.A1" office:value-type="string">
            <text:p text:style-name="Table_20_Contents">藤原 由来</text:p>
          </table:table-cell>
        </table:table-row>
        <table:table-row>
          <table:table-cell table:style-name="Table1.A1" office:value-type="string">
            <text:p text:style-name="Table_20_Contents">14:20-14:35</text:p>
          </table:table-cell>
          <table:table-cell table:style-name="Table1.A1" office:value-type="string">
            <text:p text:style-name="Table_20_Contents">休憩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4:35-15:05</text:p>
          </table:table-cell>
          <table:table-cell table:style-name="Table1.A1" office:value-type="string">
            <text:p text:style-name="Table_20_Contents">Office文書を手打ちハックする ～FlatODF活用のすすめ～</text:p>
          </table:table-cell>
          <table:table-cell table:style-name="Table1.A1" office:value-type="string">
            <text:p text:style-name="Table_20_Contents">岩橋 伴典（いさな）</text:p>
          </table:table-cell>
        </table:table-row>
        <table:table-row>
          <table:table-cell table:style-name="Table1.A1" office:value-type="string">
            <text:p text:style-name="Table_20_Contents">15:05-15:15</text:p>
          </table:table-cell>
          <table:table-cell table:style-name="Table1.A1" office:value-type="string">
            <text:p text:style-name="Table_20_Contents">休憩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5:15-15:35</text:p>
          </table:table-cell>
          <table:table-cell table:style-name="Table1.A1" office:value-type="string">
            <text:p text:style-name="Table_20_Contents">LibreOffice Online環境の構築</text:p>
          </table:table-cell>
          <table:table-cell table:style-name="Table1.A1" office:value-type="string">
            <text:p text:style-name="Table_20_Contents">内藤　佑太朗</text:p>
          </table:table-cell>
        </table:table-row>
        <table:table-row>
          <table:table-cell table:style-name="Table1.A1" office:value-type="string">
            <text:p text:style-name="Table_20_Contents">15:35-15:50</text:p>
          </table:table-cell>
          <table:table-cell table:style-name="Table1.A1" office:value-type="string">
            <text:p text:style-name="Table_20_Contents">休憩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5:50-16:20</text:p>
          </table:table-cell>
          <table:table-cell table:style-name="Table1.A1" office:value-type="string">
            <text:p text:style-name="Table_20_Contents">発表枠4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6:20-16:35</text:p>
          </table:table-cell>
          <table:table-cell table:style-name="Table1.A1" office:value-type="string">
            <text:p text:style-name="Table_20_Contents">休憩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6:35-17:10</text:p>
          </table:table-cell>
          <table:table-cell table:style-name="Table1.A1" office:value-type="string">
            <text:p text:style-name="Table_20_Contents">ディスカッション</text:p>
          </table:table-cell>
          <table:table-cell table:style-name="Table1.A1" office:value-type="string">
    </table:table-cell>
        </table:table-row>
        <table:table-row>
          <table:table-cell table:style-name="Table1.A1" office:value-type="string">
            <text:p text:style-name="Table_20_Contents">17:10-17:20</text:p>
          </table:table-cell>
          <table:table-cell table:style-name="Table1.A1" office:value-type="string">
            <text:p text:style-name="Table_20_Contents">振り返り、クロージング</text:p>
          </table:table-cell>
          <table:table-cell table:style-name="Table1.A1" office:value-type="string">
    </table:table-cell>
        </table:table-row>
      </table:table>
      <text:h text:style-name="Heading_20_1" text:outline-level="1">内容詳細</text:h>
      <text:h text:style-name="Heading_20_3" text:outline-level="3">書式の自由が社会を変える―LibreOfficeとPandocができること(60分) 藤原 由来</text:h>
      <text:p text:style-name="First_20_paragraph">OSSの文書変換ツールPandocを使うと、Markdown/LaTeX/HTMLなどからLibreOffice Writer文書に変換したり、その逆ができます。この発表ではPandocについて、特にLibreOffice Writer文書を入力・出力文書とした場合を重点的に説明します。その上で、Pandocが示唆する「書式の自由」という概念を、LibreOfficeの理念である「自由」を参照しつつ話してみます。</text:p>
      <text:h text:style-name="Heading_20_3" text:outline-level="3">Office文書を手打ちハックする ～FlatODF活用のすすめ～ (30分) 岩橋 伴典（いさな）</text:h>
      <text:p text:style-name="First_20_paragraph">OpenDocument Formatのプレーンテキスト版「FlatODF」文書をテキストエディターでハックしてみませんか。 FlatODFなら、ワープロ文書も、表計算シートも、そして精度ある図面だって！テキストエディターで思いのままに作り込めてしまいます。もちろんプレーンテキストなので、編集ツールはテキスト出力さえ出来れば何でもOK。難しいライブラリやインターフェイス利用のノウハウ不要で、簡単に帳票やレポートが作れてしまいます。更にLibreOfficeがあれば、コマンドライン一発で作った文書のPDF化だってできちゃいます。Webのバックエンドに仕込むのだって簡単です。素人にも扱いやすいFlatODFで、いろんな文書を自動生成しちゃいましょう。</text:p>
      <text:h text:style-name="Heading_20_3" text:outline-level="3">LibreOffice Online環境の構築（20分）内藤佑太朗</text:h>
      <text:p text:style-name="First_20_paragraph">所属：アイクラフト株式会社<text:line-break/>LibreOffice OnlineはWebブラウザ上でLibreOfficeファイルを表示・編集可能なソフトウェアです。未だ開発段階ではありますが、日本語ファイルの表示も可能なため、ある程度まで実用に耐えうる状況にあります。今回はそんな LibreOffice Online環境の構築についてお話します。</text:p>
      <text:h text:style-name="Heading_20_1" text:outline-level="1">懇親会</text:h>
      <text:p text:style-name="First_20_paragraph">近くのお店で懇親会を行う予定です。参加確認は当日行います。こちらもご参加ください。</text:p>
      <text:h text:style-name="Heading_20_1" text:outline-level="1">問い合わせ先</text:h>
      <text:list text:style-name="L2">
        <text:list-item>
          <text:p text:style-name="P2">kansai-ooo-staff at <text:a xlink:type="simple" xlink:href="http://lists.sourceforge.jp" office:name=""><text:span text:style-name="Definition">lists.sourceforge.jp</text:span></text:a></text:p>
        </text:list-item>
        <text:list-item>
          <text:p text:style-name="P2"><text:a xlink:type="simple" xlink:href="http://kansai-ooo.sourceforge.jp/w/index.php/" office:name=""><text:span text:style-name="Definition">勉強会サイト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源ノ角ゴシック Medium" svg:font-family="'源ノ角ゴシック Medium'" style:font-adornments="標準" style:font-family-generic="swiss" style:font-pitch="variable"/>
    <style:font-face style:name="源ノ角ゴシック Normal" svg:font-family="'源ノ角ゴシック Normal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源ノ角ゴシック Normal" fo:font-family="'源ノ角ゴシック Normal'" style:font-style-name="Normal" style:font-family-generic="swiss" style:font-pitch="variable" style:font-name-asian="源ノ角ゴシック Normal" style:font-family-asian="'源ノ角ゴシック Normal'" style:font-style-name-asian="Normal" style:font-family-generic-asian="swiss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源ノ角ゴシック Medium" fo:font-family="'源ノ角ゴシック Medium'" style:font-style-name="標準" style:font-family-generic="swiss" style:font-pitch="variable" fo:font-size="14pt" fo:font-weight="normal" style:font-name-asian="源ノ角ゴシック Medium" style:font-family-asian="'源ノ角ゴシック Medium'" style:font-style-name-asian="標準" style:font-family-generic-asian="swiss" style:font-pitch-asian="variable" style:font-size-asian="14pt" style:font-weight-asian="normal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